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fo:line-height="115%" fo:text-align="justify" style:justify-single-word="fals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15%"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 style:master-page-name="MP0">
      <style:paragraph-properties fo:margin-top="0cm" fo:margin-bottom="0cm" fo:line-height="115%" fo:text-align="justify" style:justify-single-word="false" style:page-number="auto" fo:break-before="pag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1" style:family="text"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2" style:family="text">
      <style:text-properties fo:color="#333333" style:font-name="Times New Roman" fo:font-size="12pt" fo:font-style="italic" fo:background-color="#ffffff" style:font-size-asian="12pt" style:font-style-asian="italic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pyeditor : Mathilde Nicolas. </text:p>
      <text:p text:style-name="P1">Creator: Loret Jean (1595 ?-1665). </text:p>
      <text:p text:style-name="P1">Title: "Avertissante", La Muze historique, Lettre XIX, Lettre en vers à Son Altesse Madame la Duchesse de Nemours. Du 17 mai 1664.</text:p>
      <text:p text:style-name="P1">Date: 1664/05/17. </text:p>
      <text:p text:style-name="P2"><text:span text:style-name="Default_20_Paragraph_20_Font"><text:span text:style-name="T1">Bibl: Loret Jean, </text:span></text:span><text:span text:style-name="Default_20_Paragraph_20_Font"><text:span text:style-name="T2">La muze historique, ou Recueil des lettres en vers contenant les nouvelles du temps : écrites à Son Altesse Mademoizelle de Longueville, depuis duchesse de Nemours (1650-1665)</text:span></text:span><text:span text:style-name="Default_20_Paragraph_20_Font"><text:span text:style-name="T1">, Paris, Charles Chenault, 1664.</text:span></text:span></text:p>
      <text:p text:style-name="P3"/>
      <text:p text:style-name="P3"/>
      <text:p text:style-name="P3">198</text:p>
      <text:p text:style-name="P3">LETTRE DIX-NEUFIÉME</text:p>
      <text:p text:style-name="P3"/>
      <text:p text:style-name="P3">Du [samedi] dix-septiéme May.</text:p>
      <text:p text:style-name="P3"/>
      <text:p text:style-name="P3">AVERTISSANTE.</text:p>
      <text:p text:style-name="P3"/>
      <text:p text:style-name="P3">Ha que j’ay de peine à me mettre</text:p>
      <text:p text:style-name="P3">A faire aujourd’hui nôtre Lettre !</text:p>
      <text:p text:style-name="P3">Hâ Princesse, que j’ay de peur</text:p>
      <text:p text:style-name="P3">(Si mon préjugé n’est trompeur)</text:p>
      <text:p text:style-name="P3">Que de loin de vous rendre contente,</text:p>
      <text:p text:style-name="P3">Et de répondre à vôtre atente,</text:p>
      <text:p text:style-name="P3">Qu’elle n’aye rien d’assez doux</text:p>
      <text:p text:style-name="P3">Pour la Cour, ny mesmes pour Vous.</text:p>
      <text:p text:style-name="P3">Ma Veine n’est pas bien ouverte, </text:p>
      <text:p text:style-name="P3">Elle n’est peu, ny point dizerte ;</text:p>
      <text:p text:style-name="P3">Et j’ay, par un fatal revers,</text:p>
      <text:p text:style-name="P3">Plus de peine à faire deux Vers,</text:p>
      <text:p text:style-name="P3">Que je n’ay, dans d’autres semaines,</text:p>
      <text:p text:style-name="P3">Pour en compozer deux douzaines.</text:p>
      <text:p text:style-name="P3">Oüay, que veut donc dire cela ?</text:p>
      <text:p text:style-name="P3">Quel caprice êtrange est-ce là ?</text:p>
      <text:p text:style-name="P3"><text:soft-page-break/>D’où vient que j’ay l’esprit si beste ?</text:p>
      <text:p text:style-name="P3">Toutefois, en gratant ma teste,</text:p>
      <text:p text:style-name="P3">Je suis à ce point arivé</text:p>
      <text:p text:style-name="P3">Que mon Prélude est achevé.</text:p>
      <text:p text:style-name="P3"/>
      <text:p text:style-name="P3">Mais je conjure ceux et celles</text:p>
      <text:p text:style-name="P3">Qui, dans les suivantes Nouvelles</text:p>
      <text:p text:style-name="P3">Auront quelque intérêt, ou part, </text:p>
      <text:p text:style-name="P3">D’avoir quelque petit égar</text:p>
      <text:p text:style-name="P3">A cette humeur toute de glace</text:p>
      <text:p text:style-name="P3">Que j’alégue dans ma Préface,</text:p>
      <text:p text:style-name="P3">Car je puis dire, en vérité, </text:p>
      <text:p text:style-name="P3">Que c’est avec sincérité.</text:p>
      <text:p text:style-name="P3"/>
      <text:p text:style-name="P3">Quand je parlay, vaille-que-vaille,</text:p>
      <text:p text:style-name="P3">L’autre-jour, un peu de Versaille,</text:p>
      <text:p text:style-name="P3"/>
      <text:p text:style-name="P3">Faute d’avis, faute d’amis,</text:p>
      <text:p text:style-name="P3">Dans nôtre Lettre en Vers j’obmis</text:p>
      <text:p text:style-name="P3">Une choze assez de remarque ;</text:p>
      <text:p text:style-name="P3">Asssavoir que nôtre Monarque,</text:p>
      <text:p text:style-name="P3">Qui d’adresse, en pluzieurs façons,</text:p>
      <text:p text:style-name="P3">Pouroit faire à tous des leçons,</text:p>
      <text:p text:style-name="P3">Etant nay pour bien des conquestes,</text:p>
      <text:p text:style-name="P3">Obtint en la Course des Testes</text:p>
      <text:p text:style-name="P3">Le très-riche Prix destiné</text:p>
      <text:p text:style-name="P3">Pour le bras le plus fortuné :</text:p>
      <text:p text:style-name="P3">Mais par une bonté Royale,</text:p>
      <text:p text:style-name="P3">Que l’on peut nommer sans égale,</text:p>
      <text:p text:style-name="P3">Ce Prix qu’il avoit mérité,</text:p>
      <text:p text:style-name="P3">Par luy ne fut point accepté ;</text:p>
      <text:p text:style-name="P3"><text:soft-page-break/>Et ce Roy que chacun honore,</text:p>
      <text:p text:style-name="P3">Voulant qu’on recourût encore,</text:p>
      <text:p text:style-name="P3">Monseigneur le Duc de Coâlin,</text:p>
      <text:p text:style-name="P3">D’un très-noble Pére, orfelin,</text:p>
      <text:p text:style-name="P3">Et qui, d’esprit et de courage,</text:p>
      <text:p text:style-name="P3">Posséde le doux avantage,</text:p>
      <text:p text:style-name="P3">Si bien courut, et disputa,</text:p>
      <text:p text:style-name="P3">Qu’en fin finale il l’emporta ;</text:p>
      <text:p text:style-name="P3">Lequel Prix était (que je pense)</text:p>
      <text:p text:style-name="P3">Un Diamant de conséquence,</text:p>
      <text:p text:style-name="P3">Valant des Loüis maints et maints,</text:p>
      <text:p text:style-name="P3">Et donné par d’illustre mains.</text:p>
      <text:p text:style-name="P3">Comme ma Muze a grande estime</text:p>
      <text:p text:style-name="P3">Pour iceluy Duc magnanime, </text:p>
      <text:p text:style-name="P3">J’aurois plutôt parlé de luy,</text:p>
      <text:p text:style-name="P3">Mais je n’ay sceu, que d’aujourd’huy,</text:p>
      <text:p text:style-name="P3">Cette précieuze victoire,</text:p>
      <text:p text:style-name="P3">Dont il aquit bien de la gloire. </text:p>
      <text:p text:style-name="P3"/>
      <text:p text:style-name="P3">199</text:p>
      <text:p text:style-name="P3">Mercredy, lors qu'à Saint-Denis,</text:p>
      <text:p text:style-name="P3">(Où furent Gens presque infinis)</text:p>
      <text:p text:style-name="P3">Comne on a coûtume de faire,</text:p>
      <text:p text:style-name="P3">On célébroit l'Anniversaire</text:p>
      <text:p text:style-name="P3">De Louis Treize du Nom,</text:p>
      <text:p text:style-name="P3">Roy (Comme on sçait) de grand renom,</text:p>
      <text:p text:style-name="P3">Pour sa justice et sa vaillance,</text:p>
      <text:p text:style-name="P3">Et qui fit prézent à la France,</text:p>
      <text:p text:style-name="P3">De deux admirables Enfans,</text:p>
      <text:p text:style-name="P3">Dans nos cœurs toûjours trionfans,</text:p>
      <text:p text:style-name="P3">Dont l'un, sur les François domine,</text:p>
      <text:p text:style-name="P3"><text:soft-page-break/>Brave, bien-fait, de bonne mine,</text:p>
      <text:p text:style-name="P3">Aux grandes chozes adonné;</text:p>
      <text:p text:style-name="P3">Et 1’autre, assavoir son Puîné,</text:p>
      <text:p text:style-name="P3">Est le Cadet le plus aimable</text:p>
      <text:p text:style-name="P3">Qui soit sur la Terre habitable.</text:p>
      <text:p text:style-name="P3">Durant, donc, iceluy jour-là,</text:p>
      <text:p text:style-name="P3">L’Auguste Reine-Mére alla</text:p>
      <text:p text:style-name="P3">Dans le plus beau des Monastéres,</text:p>
      <text:p text:style-name="P3">Ordonner aussi des priéres,</text:p>
      <text:p text:style-name="P3">Pour rendre Dieu propice et doux</text:p>
      <text:p text:style-name="P3">Audit défunt Roy son Epous:</text:p>
      <text:p text:style-name="P3">Ensuite, avec des cœurs sincéres,</text:p>
      <text:p text:style-name="P3">Elle receut l'adieu des Méres</text:p>
      <text:p text:style-name="P3">Epouzes de Nôtre-Seigneur,</text:p>
      <text:p text:style-name="P3">Qui, de six mois, n'auront l'honneur</text:p>
      <text:p text:style-name="P3">De revoir cette Grande Reine:</text:p>
      <text:p text:style-name="P3">Car depuis, elle a pris la peine</text:p>
      <text:p text:style-name="P3">D’aller avec toute la Cour</text:p>
      <text:p text:style-name="P3">Habiter ce pompeux séjour</text:p>
      <text:p text:style-name="P3">Dont la Rézidence est si belle,</text:p>
      <text:p text:style-name="P3">Et qui Fontainebleau s'apelle.</text:p>
      <text:p text:style-name="P3"/>
      <text:p text:style-name="P3">J’ay sceu d'un excélent Auteur,</text:p>
      <text:p text:style-name="P3">Que Monsieur d'Arque, Sénateur,</text:p>
      <text:p text:style-name="P3">Du Parlement de Rotomage,</text:p>
      <text:p text:style-name="P3">Que l'on tient être prude et sage,</text:p>
      <text:p text:style-name="P3">Et, mesmement, docte et sçavant,</text:p>
      <text:p text:style-name="P3">Ayant professé, cy-devant,</text:p>
      <text:p text:style-name="P3">(Non pas sans quelque sindérèze)</text:p>
      <text:p text:style-name="P3">La Foy de Calvin et de Béze,</text:p>
      <text:p text:style-name="P3">Par divine inspiration,</text:p>
      <text:p text:style-name="P3"><text:soft-page-break/>Et a fait abjuration</text:p>
      <text:p text:style-name="P3">Depuis des jours environ douze,</text:p>
      <text:p text:style-name="P3">Et Madame, aussi, son Epouze,</text:p>
      <text:p text:style-name="P3">Tous deux instruits sufizamment,</text:p>
      <text:p text:style-name="P3">Et tous leurs Enfans, mesmement:</text:p>
      <text:p text:style-name="P3">Laquelle Action autentique,</text:p>
      <text:p text:style-name="P3">Autant que sainte et catholique,</text:p>
      <text:p text:style-name="P3">Se fit avec assez d'éclat,</text:p>
      <text:p text:style-name="P3">Entre les mains de leur Prélat</text:p>
      <text:p text:style-name="P3">(Des plus fameux qui soient en France)</text:p>
      <text:p text:style-name="P3">Dans Gaillon, Maizon de plaizance,</text:p>
      <text:p text:style-name="P3">Et l'un des séjours plus charmans,</text:p>
      <text:p text:style-name="P3"/>
      <text:p text:style-name="P3">Qui soient dans les Climats Normans ;</text:p>
      <text:p text:style-name="P3">Lequel Prélat, remply de zéle,</text:p>
      <text:p text:style-name="P3">Prézenta ce nouveau Fidelle,</text:p>
      <text:p text:style-name="P3">Dans Versaille, au Roy, l'autre-jour,</text:p>
      <text:p text:style-name="P3">Où, lors, êtoit toute la Cour:</text:p>
      <text:p text:style-name="P3">Lequel Roy montra grande joye</text:p>
      <text:p text:style-name="P3">De le voir dans la bonne voye,</text:p>
      <text:p text:style-name="P3">Luy promit sa protection,</text:p>
      <text:p text:style-name="P3">Avéques protestation</text:p>
      <text:p text:style-name="P3">D'en donner des preuves puissantes</text:p>
      <text:p text:style-name="P3">Dans les occazions naissantes,</text:p>
      <text:p text:style-name="P3">Luy dizant (mesmes) sçavoir bien</text:p>
      <text:p text:style-name="P3">Qu'il êtoit fort Homme-de-bien,</text:p>
      <text:p text:style-name="P3">Qu'il êtoit prudent et capable,</text:p>
      <text:p text:style-name="P3">Juge et Magistrat équitable,</text:p>
      <text:p text:style-name="P3">Et que pour le Party Royal</text:p>
      <text:p text:style-name="P3">Il fût toûjours droit et loyal ;</text:p>
      <text:p text:style-name="P3">Lesquels mots de ce Grand Monarque,</text:p>
      <text:p text:style-name="P3"><text:soft-page-break/>Charmérent fort ledit Sieur d'Arque.</text:p>
      <text:p text:style-name="P3">Quand il eut vû Sa Majesté,</text:p>
      <text:p text:style-name="P3">La Reine-Mére eut la bonté</text:p>
      <text:p text:style-name="P3">De voir le susdit Personnage,</text:p>
      <text:p text:style-name="P3">Qu'Elle receut d'un bon vizage;</text:p>
      <text:p text:style-name="P3">Et Monsieur d'Orléans, aussy,</text:p>
      <text:p text:style-name="P3">Eut un mesme et pareil soucy :</text:p>
      <text:p text:style-name="P3">Auquel un Réligionnaire,</text:p>
      <text:p text:style-name="P3">Qui n'est pas un Homme vulgaire,</text:p>
      <text:p text:style-name="P3">Dit » Il faut que ce Converty</text:p>
      <text:p text:style-name="P3">» Dézertant de nôtre Party,</text:p>
      <text:p text:style-name="P3">» Ait eu mainte raizon expresse</text:p>
      <text:p text:style-name="P3">» De quiter Marot pour la Messe:</text:p>
      <text:p text:style-name="P3">» Car, enfin, je suis assûré</text:p>
      <text:p text:style-name="P3">» Qu'il êtoit fort considéré</text:p>
      <text:p text:style-name="P3">» Pour la valeur de sa Personne</text:p>
      <text:p text:style-name="P3">» Des Eglizes qu'il abandonne.</text:p>
      <text:p text:style-name="P3">A peu prés, voila ce qu'il dit ;</text:p>
      <text:p text:style-name="P3">Et j'ay sceu qu'on luy répondit</text:p>
      <text:p text:style-name="P3">Que le favorable langage</text:p>
      <text:p text:style-name="P3">Qu'il tenoit de ce Personnage,</text:p>
      <text:p text:style-name="P3">Venant de luy, valoit, du moins,</text:p>
      <text:p text:style-name="P3">Deux douzaines d'autres témoins.</text:p>
      <text:p text:style-name="P3"/>
      <text:p text:style-name="P3">Après cecy, faut que je die</text:p>
      <text:p text:style-name="P3">Qu'on m'a mandé de Picardie,</text:p>
      <text:p text:style-name="P3">Que l'Episcopus de Noyon,</text:p>
      <text:p text:style-name="P3">Le vray modelle, ou le crayon</text:p>
      <text:p text:style-name="P3">D'un Prélat remply de mérites,</text:p>
      <text:p text:style-name="P3">Et continüant ses vizites,</text:p>
      <text:p text:style-name="P3">Pour, de propos chrétiens et saints,</text:p>
      <text:p text:style-name="P3"><text:soft-page-break/>Instruire ses Diocézains</text:p>
      <text:p text:style-name="P3">Touchant les points plus salutéres</text:p>
      <text:p text:style-name="P3">De nos adorables Mystéres,</text:p>
      <text:p text:style-name="P3">Fut avec joye et grand'amour,</text:p>
      <text:p text:style-name="P3">Receu dans Chauny, l'autre-jour,</text:p>
      <text:p text:style-name="P3"/>
      <text:p text:style-name="P3">200</text:p>
      <text:p text:style-name="P3">Où tous les Corps d'icelle Ville,</text:p>
      <text:p text:style-name="P3">Avec mainte Harangue habille</text:p>
      <text:p text:style-name="P3">Et des discours judicieux,</text:p>
      <text:p text:style-name="P3">Le complimentérent des mieux:</text:p>
      <text:p text:style-name="P3">Il déploya son éloquence</text:p>
      <text:p text:style-name="P3">Devant une grande aflüence</text:p>
      <text:p text:style-name="P3">De Gens venus des environs,</text:p>
      <text:p text:style-name="P3">Tant Manans, Bourgeois, que Barons,</text:p>
      <text:p text:style-name="P3">Et de ses mains Episcopales,</text:p>
      <text:p text:style-name="P3">Avec des ferveurs sans égales,</text:p>
      <text:p text:style-name="P3">Il en confirma quantité</text:p>
      <text:p text:style-name="P3">Qui ne l'avoient jamais été :</text:p>
      <text:p text:style-name="P3">Enfin, il prêche, il catéchize,</text:p>
      <text:p text:style-name="P3">Il s'adonne tout à l'Eglize,</text:p>
      <text:p text:style-name="P3">Vaquant souvent à l'oraizon ;</text:p>
      <text:p text:style-name="P3">Et l'on luy donne, avec raizon,</text:p>
      <text:p text:style-name="P3">L'un et l'autre titre honorable,</text:p>
      <text:p text:style-name="P3">D'éloquent et d'infatigable.</text:p>
      <text:p text:style-name="P3"/>
      <text:p text:style-name="P3">Mes chers Lecteurs, grands et petits,</text:p>
      <text:p text:style-name="P3">Soyez, s'il vous plaît, avertis</text:p>
      <text:p text:style-name="P3">Comme d'une choze certaine,</text:p>
      <text:p text:style-name="P3">De la Grossesse de la Reine,</text:p>
      <text:p text:style-name="P3">Qui dans cét an, et vers la fin,</text:p>
      <text:p text:style-name="P3"><text:soft-page-break/>Doit donner à son cher Daufin</text:p>
      <text:p text:style-name="P3">Une Sœur, ou, possible, un Frére :</text:p>
      <text:p text:style-name="P3">Je souhaite d'un cœur sincére,</text:p>
      <text:p text:style-name="P3">Quand arivera ce moment,</text:p>
      <text:p text:style-name="P3">Qu'elle en acouche heureuzement.</text:p>
      <text:p text:style-name="P3"/>
      <text:p text:style-name="P3">Un nommé Monsieur de la Vauve,</text:p>
      <text:p text:style-name="P3">Noble Breton, ou Diou-me-sauve,</text:p>
      <text:p text:style-name="P3">Fut, l'autre-jour, à peu de bruit,</text:p>
      <text:p text:style-name="P3">Qu'il êtoit dix heures de nuit,</text:p>
      <text:p text:style-name="P3">Ataqué par trois drôles d'hommes,</text:p>
      <text:p text:style-name="P3">Qui ne luy trouvant nules sommes,</text:p>
      <text:p text:style-name="P3">Bijoux, diamans, ny rubis,</text:p>
      <text:p text:style-name="P3">Se saizirent de ses habits,</text:p>
      <text:p text:style-name="P3">Et l'ayant mis nud en chemize,</text:p>
      <text:p text:style-name="P3">Par raillerie, ou gaillardize,</text:p>
      <text:p text:style-name="P3">L'escortérent civilement,</text:p>
      <text:p text:style-name="P3">Jusqu'à l'huis de son logement,</text:p>
      <text:p text:style-name="P3">Prés de ce Palais admirable,</text:p>
      <text:p text:style-name="P3">(Jusqu'à cette heure, incomparable)</text:p>
      <text:p text:style-name="P3">Nommé le Palais d'Orléans,</text:p>
      <text:p text:style-name="P3">Et quand il fut entré léans,</text:p>
      <text:p text:style-name="P3"/>
      <text:p text:style-name="P3">Ces trois Messieurs se retirerérent ;</text:p>
      <text:p text:style-name="P3">Mais sur leurs pas ils retournérent</text:p>
      <text:p text:style-name="P3">Et heurtans avec le marteau, </text:p>
      <text:p text:style-name="P3">Rendirent pourpoint et manteau,</text:p>
      <text:p text:style-name="P3">Chapeau, cordon, chausses, jartiére,</text:p>
      <text:p text:style-name="P3">A Madame sa Chambriére, </text:p>
      <text:p text:style-name="P3">Luy donnant un billet en main,</text:p>
      <text:p text:style-name="P3">Qui dizoit » Que le lendemain,</text:p>
      <text:p text:style-name="P3"><text:soft-page-break/>» Aux Cordeliers, et sans remize</text:p>
      <text:p text:style-name="P3">» Et sans minuter de surprit</text:p>
      <text:p text:style-name="P3">» Son Maître portât à tous trois</text:p>
      <text:p text:style-name="P3">» Trente Loüis-d'or et de poids,</text:p>
      <text:p text:style-name="P3">» Que l'un d'eux prend roit en cachette,</text:p>
      <text:p text:style-name="P3">» Et les métroit dans sa pochette,</text:p>
      <text:p text:style-name="P3">» A côté droit du bénoîtier, </text:p>
      <text:p text:style-name="P3">» Ou, qu'autrement, point de quartier.</text:p>
      <text:p text:style-name="P3">Ledit Monsieur n’y manqua mie,</text:p>
      <text:p text:style-name="P3">Y fut deux heures et demie, </text:p>
      <text:p text:style-name="P3">Et nul d'iceux ne vint, pourtant,</text:p>
      <text:p text:style-name="P3">Prendre ledit argent comptant.</text:p>
      <text:p text:style-name="P3">Le jour suivant, autre message,</text:p>
      <text:p text:style-name="P3">Portant, à peu prés, ce langage,</text:p>
      <text:p text:style-name="P3">Que d'un pas vîte et diligent</text:p>
      <text:p text:style-name="P3">On leur portât ledit argent, </text:p>
      <text:p text:style-name="P3">Sans bruit, sans escorte et sans armes,</text:p>
      <text:p text:style-name="P3">Entre les Chartreux et les Carmes,</text:p>
      <text:p text:style-name="P3">La Vauve, assez prompt et sou</text:p>
      <text:p text:style-name="P3">Avec douze de ses amis, </text:p>
      <text:p text:style-name="P3">Au rendez-vous se transportérent</text:p>
      <text:p text:style-name="P3">Mais personne n'y rencontrèren</text:p>
      <text:p text:style-name="P3">Et ce Gentilhomme Breton</text:p>
      <text:p text:style-name="P3">Atend un tiers Billet, dit-on. </text:p>
      <text:p text:style-name="P3">C'est une charmante personne</text:p>
      <text:p text:style-name="P3">Qui l'avis de cecy me donne,</text:p>
      <text:p text:style-name="P3">En termes cent fois plus jolis </text:p>
      <text:p text:style-name="P3">Que ces Vers, Lecteur, que tu lis:</text:p>
      <text:p text:style-name="P3">Mais si j'ay compris son mémoire,</text:p>
      <text:p text:style-name="P3">C'est ainsi que finit l'histoire.</text:p>
      <text:p text:style-name="P3"/>
      <text:p text:style-name="P3"><text:soft-page-break/>Princesse, digne de bon-heur,</text:p>
      <text:p text:style-name="P3">J'espére bien avoir l'honneur</text:p>
      <text:p text:style-name="P3">D'aller dans vôtre Rézidence</text:p>
      <text:p text:style-name="P3">Vous faire, en bref, la révérence.</text:p>
      <text:p text:style-name="P3"/>
      <text:p text:style-name="P3">Le dix-sept May, jour pluvieux,</text:p>
      <text:p text:style-name="P4"><text:span text:style-name="Default_20_Paragraph_20_Font"><text:span text:style-name="T3">D</text:span></text:span><text:span text:style-name="Default_20_Paragraph_20_Font"><text:span text:style-name="T3">ontles Champs s'en trouveront mieux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indows User</meta:initial-creator>
    <meta:creation-date>2020-02-13T11:11:00Z</meta:creation-date>
    <dc:date>2020-02-13T15:22:49.18</dc:date>
    <meta:editing-cycles>3</meta:editing-cycles>
    <meta:editing-duration>PT18S</meta:editing-duration>
    <meta:document-statistic meta:table-count="0" meta:image-count="0" meta:object-count="0" meta:page-count="10" meta:paragraph-count="267" meta:word-count="1417" meta:character-count="8234"/>
    <meta:template xlink:type="simple" xlink:actuate="onRequest" xlink:title="" xlink:href="Normal"/>
  </office:meta>
</office:document-meta>
</file>